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D1208640B59689E7.png" manifest:media-type="image/png"/>
  <manifest:file-entry manifest:full-path="Pictures/1000020100000037000000400C82092C82EC34D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81cm" fo:margin-left="0.519cm" table:align="left"/>
    </style:style>
    <style:style style:name="Table1.A" style:family="table-column">
      <style:table-column-properties style:column-width="4.075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981cm" fo:margin-left="0.519cm" table:align="left"/>
    </style:style>
    <style:style style:name="Table4.A" style:family="table-column">
      <style:table-column-properties style:column-width="4.075cm"/>
    </style:style>
    <style:style style:name="Table4.B" style:family="table-column">
      <style:table-column-properties style:column-width="11.90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981cm" fo:margin-left="0.519cm" table:align="left"/>
    </style:style>
    <style:style style:name="Table5.A" style:family="table-column">
      <style:table-column-properties style:column-width="4.075cm"/>
    </style:style>
    <style:style style:name="Table5.B" style:family="table-column">
      <style:table-column-properties style:column-width="11.90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5.981cm" fo:margin-left="0.519cm" table:align="left"/>
    </style:style>
    <style:style style:name="Table6.A" style:family="table-column">
      <style:table-column-properties style:column-width="4.075cm"/>
    </style:style>
    <style:style style:name="Table6.B" style:family="table-column">
      <style:table-column-properties style:column-width="11.90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5.981cm" fo:margin-left="0.519cm" table:align="left"/>
    </style:style>
    <style:style style:name="Table7.A" style:family="table-column">
      <style:table-column-properties style:column-width="4.075cm"/>
    </style:style>
    <style:style style:name="Table7.B" style:family="table-column">
      <style:table-column-properties style:column-width="11.906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5cb321" officeooo:paragraph-rsid="005cb321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5cb321" officeooo:paragraph-rsid="005fc73b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5cb321" officeooo:paragraph-rsid="0064ac39" style:font-size-asian="14pt" style:font-size-complex="14pt"/>
    </style:style>
    <style:style style:name="P11" style:family="paragraph" style:parent-style-name="Table_20_Contents">
      <style:text-properties style:font-name="FreeSans" fo:font-size="14pt" officeooo:paragraph-rsid="005fc73b" style:font-size-asian="14pt" style:font-size-complex="14pt"/>
    </style:style>
    <style:style style:name="P12" style:family="paragraph" style:parent-style-name="Table_20_Contents">
      <style:text-properties style:font-name="FreeSans" fo:font-size="14pt" officeooo:paragraph-rsid="0064ac39" style:font-size-asian="14pt" style:font-size-complex="14pt"/>
    </style:style>
    <style:style style:name="P13" style:family="paragraph" style:parent-style-name="Footer">
      <style:text-properties fo:font-size="2pt" style:font-size-asian="1.75pt" style:font-size-complex="2pt"/>
    </style:style>
    <style:style style:name="P14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5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6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7" style:family="paragraph" style:parent-style-name="Standard">
      <style:paragraph-properties fo:line-height="115%"/>
      <style:text-properties style:font-name="FreeSans" fo:font-size="15pt" fo:letter-spacing="0.035cm" officeooo:rsid="0030fb1d" officeooo:paragraph-rsid="0030fb1d" style:font-size-asian="13.1000003814697pt" style:font-size-complex="15pt"/>
    </style:style>
    <style:style style:name="P18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12ae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0dfa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d9ab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93504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aa9de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c2636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cd17a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46358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" fo:font-size="14pt" fo:letter-spacing="0.035cm" officeooo:rsid="003d6d3a" officeooo:paragraph-rsid="0046d2e3" style:font-size-asian="14pt" style:font-size-complex="14pt"/>
    </style:style>
    <style:style style:name="P29" style:family="paragraph" style:parent-style-name="Standard">
      <style:paragraph-properties fo:line-height="115%"/>
      <style:text-properties style:font-name="FreeSans" fo:font-size="14pt" fo:letter-spacing="0.035cm" officeooo:rsid="003fc1d7" officeooo:paragraph-rsid="003fc1d7" style:font-size-asian="14pt" style:font-size-complex="14pt"/>
    </style:style>
    <style:style style:name="P30" style:family="paragraph" style:parent-style-name="Standard">
      <style:paragraph-properties fo:line-height="115%"/>
      <style:text-properties style:font-name="FreeSans" fo:font-size="14pt" fo:letter-spacing="0.035cm" officeooo:rsid="00446358" officeooo:paragraph-rsid="00446358" style:font-size-asian="14pt" style:font-size-complex="14pt"/>
    </style:style>
    <style:style style:name="P31" style:family="paragraph" style:parent-style-name="Standard">
      <style:paragraph-properties fo:line-height="115%"/>
      <style:text-properties style:font-name="FreeSans" fo:font-size="14pt" fo:letter-spacing="0.035cm" officeooo:rsid="004a6cb5" officeooo:paragraph-rsid="004a6cb5" style:font-size-asian="14pt" style:font-size-complex="14pt"/>
    </style:style>
    <style:style style:name="P32" style:family="paragraph" style:parent-style-name="Standard">
      <style:paragraph-properties fo:line-height="115%"/>
      <style:text-properties style:font-name="FreeSans" fo:font-size="14pt" fo:letter-spacing="0.035cm" officeooo:rsid="00577382" officeooo:paragraph-rsid="00577382" style:font-size-asian="14pt" style:font-size-complex="14pt"/>
    </style:style>
    <style:style style:name="P33" style:family="paragraph" style:parent-style-name="Standard">
      <style:paragraph-properties fo:line-height="115%"/>
      <style:text-properties style:font-name="FreeSans" fo:font-size="14pt" fo:letter-spacing="0.035cm" officeooo:rsid="005cb321" officeooo:paragraph-rsid="005cb321" style:font-size-asian="14pt" style:font-size-complex="14pt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officeooo:rsid="005e9568" officeooo:paragraph-rsid="005e9568" style:font-size-asian="14pt" style:font-size-complex="14pt"/>
    </style:style>
    <style:style style:name="P35" style:family="paragraph" style:parent-style-name="Standard">
      <style:paragraph-properties fo:line-height="115%"/>
      <style:text-properties style:font-name="FreeSans" fo:font-size="14pt" fo:letter-spacing="0.035cm" officeooo:rsid="005e9568" officeooo:paragraph-rsid="005fc73b" style:font-size-asian="14pt" style:font-size-complex="14pt"/>
    </style:style>
    <style:style style:name="P36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37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38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0fb1d" officeooo:paragraph-rsid="0030fb1d" style:font-size-asian="40pt" style:font-style-asian="italic" style:font-weight-asian="bold" style:font-size-complex="40pt" style:font-style-complex="italic" style:font-weight-complex="bold"/>
    </style:style>
    <style:style style:name="P39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612ae" officeooo:paragraph-rsid="003612ae" style:font-size-asian="16pt" style:font-style-asian="italic" style:font-weight-asian="bold" style:font-size-complex="16pt" style:font-style-complex="italic" style:font-weight-complex="bold"/>
    </style:style>
    <style:style style:name="P4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b1e0" officeooo:paragraph-rsid="0034b1e0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2ae" officeooo:paragraph-rsid="003612ae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2ae" officeooo:paragraph-rsid="005fc73b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2ae" officeooo:paragraph-rsid="0064ac39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d9ab" officeooo:paragraph-rsid="0038d9ab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d9ab" officeooo:paragraph-rsid="00393504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3504" officeooo:paragraph-rsid="00393504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c2636" officeooo:paragraph-rsid="003c2636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46358" officeooo:paragraph-rsid="00446358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50%"/>
      <style:text-properties fo:color="#405e01" style:font-name="FreeSans" fo:font-size="15pt" fo:letter-spacing="0.035cm" fo:font-style="italic" fo:text-shadow="none" style:text-underline-style="none" fo:font-weight="bold" officeooo:rsid="003612ae" officeooo:paragraph-rsid="003612ae" style:font-size-asian="13.1000003814697pt" style:font-style-asian="italic" style:font-weight-asian="bold" style:font-size-complex="15pt" style:font-style-complex="italic" style:font-weight-complex="bold"/>
    </style:style>
    <style:style style:name="P50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2a61b8" officeooo:paragraph-rsid="0034b1e0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6d2e3" officeooo:paragraph-rsid="0046d2e3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d81f" officeooo:paragraph-rsid="0048d81f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cb321" officeooo:paragraph-rsid="00616c83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cb321" officeooo:paragraph-rsid="0064ac39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4b1e0" officeooo:paragraph-rsid="0034b1e0" style:font-size-asian="13pt" style:font-weight-asian="bold" style:font-size-complex="13pt" style:font-weight-complex="bold"/>
    </style:style>
    <style:style style:name="P56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4b1e0" officeooo:paragraph-rsid="003612ae" style:font-size-asian="13pt" style:font-weight-asian="bold" style:font-size-complex="13pt" style:font-weight-complex="bold"/>
    </style:style>
    <style:style style:name="P57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70dfa" officeooo:paragraph-rsid="00370dfa" style:font-size-asian="13pt" style:font-weight-asian="bold" style:font-size-complex="13pt" style:font-weight-complex="bold"/>
    </style:style>
    <style:style style:name="P58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8d9ab" officeooo:paragraph-rsid="0038d9ab" style:font-size-asian="13pt" style:font-weight-asian="bold" style:font-size-complex="13pt" style:font-weight-complex="bold"/>
    </style:style>
    <style:style style:name="P59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93504" officeooo:paragraph-rsid="00393504" style:font-size-asian="13pt" style:font-weight-asian="bold" style:font-size-complex="13pt" style:font-weight-complex="bold"/>
    </style:style>
    <style:style style:name="P60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93504" officeooo:paragraph-rsid="003aa9de" style:font-size-asian="13pt" style:font-weight-asian="bold" style:font-size-complex="13pt" style:font-weight-complex="bold"/>
    </style:style>
    <style:style style:name="P61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c2636" officeooo:paragraph-rsid="003c2636" style:font-size-asian="13pt" style:font-weight-asian="bold" style:font-size-complex="13pt" style:font-weight-complex="bold"/>
    </style:style>
    <style:style style:name="P62" style:family="paragraph" style:parent-style-name="Standard">
      <style:paragraph-properties fo:line-height="150%"/>
      <style:text-properties fo:color="#8eb015" style:font-name="FreeSans" fo:font-size="13pt" fo:letter-spacing="0.035cm" fo:font-weight="bold" officeooo:rsid="003c2636" officeooo:paragraph-rsid="003cd17a" style:font-size-asian="13pt" style:font-weight-asian="bold" style:font-size-complex="13pt" style:font-weight-complex="bold"/>
    </style:style>
    <style:style style:name="P6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65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24085" officeooo:paragraph-rsid="00324085" style:font-size-asian="25pt" style:font-style-asian="italic" style:font-size-complex="25pt" style:font-style-complex="italic"/>
    </style:style>
    <style:style style:name="P66" style:family="paragraph" style:parent-style-name="PSI_20_-_20_Normal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67" style:family="paragraph" style:parent-style-name="Standard" style:list-style-name="L1">
      <style:paragraph-properties fo:line-height="115%"/>
      <style:text-properties style:font-name="FreeSans" fo:font-size="14pt" fo:letter-spacing="0.035cm" officeooo:rsid="0040fc60" officeooo:paragraph-rsid="0040fc60" style:font-size-asian="14pt" style:font-size-complex="14pt"/>
    </style:style>
    <style:style style:name="P68" style:family="paragraph" style:parent-style-name="Standard" style:list-style-name="L1">
      <style:paragraph-properties fo:line-height="115%"/>
      <style:text-properties style:font-name="FreeSans" fo:font-size="14pt" fo:letter-spacing="0.035cm" officeooo:rsid="0042d8aa" officeooo:paragraph-rsid="0042d8aa" style:font-size-asian="14pt" style:font-size-complex="14pt"/>
    </style:style>
    <style:style style:name="P69" style:family="paragraph" style:parent-style-name="Standard" style:list-style-name="L4">
      <style:paragraph-properties fo:line-height="115%"/>
      <style:text-properties style:font-name="FreeSans" fo:font-size="14pt" fo:letter-spacing="0.035cm" officeooo:rsid="00508f78" officeooo:paragraph-rsid="00508f78" style:font-size-asian="14pt" style:font-size-complex="14pt"/>
    </style:style>
    <style:style style:name="P70" style:family="paragraph" style:parent-style-name="Standard" style:list-style-name="L4">
      <style:paragraph-properties fo:line-height="115%"/>
      <style:text-properties style:font-name="FreeSans" fo:font-size="14pt" fo:letter-spacing="0.035cm" officeooo:rsid="0053f892" officeooo:paragraph-rsid="0053f892" style:font-size-asian="14pt" style:font-size-complex="14pt"/>
    </style:style>
    <style:style style:name="P71" style:family="paragraph" style:parent-style-name="Standard" style:list-style-name="L4">
      <style:paragraph-properties fo:line-height="115%"/>
      <style:text-properties style:font-name="FreeSans" fo:font-size="14pt" fo:letter-spacing="0.035cm" officeooo:rsid="0055baf9" officeooo:paragraph-rsid="0055031e" style:font-size-asian="14pt" style:font-size-complex="14pt"/>
    </style:style>
    <style:style style:name="P72" style:family="paragraph" style:parent-style-name="Standard" style:list-style-name="L4">
      <style:paragraph-properties fo:line-height="115%"/>
      <style:text-properties style:font-name="FreeSans" fo:font-size="14pt" fo:letter-spacing="0.035cm" officeooo:rsid="0055baf9" officeooo:paragraph-rsid="0055baf9" style:font-size-asian="14pt" style:font-size-complex="14pt"/>
    </style:style>
    <style:style style:name="P73" style:family="paragraph" style:parent-style-name="Standard" style:list-style-name="L4">
      <style:paragraph-properties fo:line-height="115%"/>
      <style:text-properties style:font-name="FreeSans" fo:font-size="14pt" fo:letter-spacing="0.035cm" officeooo:rsid="005b7a70" officeooo:paragraph-rsid="005b7a70" style:font-size-asian="14pt" style:font-size-complex="14pt"/>
    </style:style>
    <style:style style:name="P74" style:family="paragraph" style:parent-style-name="Standard" style:list-style-name="L5">
      <style:paragraph-properties fo:line-height="115%"/>
      <style:text-properties style:font-name="FreeSans" fo:font-size="14pt" fo:letter-spacing="0.035cm" officeooo:rsid="005cb321" officeooo:paragraph-rsid="005cb321" style:font-size-asian="14pt" style:font-size-complex="14pt"/>
    </style:style>
    <style:style style:name="P75" style:family="paragraph" style:parent-style-name="Standard" style:list-style-name="L4">
      <style:paragraph-properties fo:line-height="115%"/>
      <style:text-properties style:font-name="FreeSans" fo:font-size="14pt" fo:letter-spacing="0.035cm" officeooo:rsid="006772c4" officeooo:paragraph-rsid="006772c4" style:font-size-asian="14pt" style:font-size-complex="14pt"/>
    </style:style>
    <style:style style:name="P76" style:family="paragraph" style:parent-style-name="Standard" style:list-style-name="L4">
      <style:paragraph-properties fo:line-height="115%"/>
      <style:text-properties style:font-name="FreeSans" fo:font-size="14pt" fo:letter-spacing="0.035cm" officeooo:rsid="006afbe0" officeooo:paragraph-rsid="006afbe0" style:font-size-asian="14pt" style:font-size-complex="14pt"/>
    </style:style>
    <style:style style:name="P77" style:family="paragraph" style:parent-style-name="Standard" style:list-style-name="L4">
      <style:paragraph-properties fo:line-height="115%"/>
      <style:text-properties style:font-name="FreeSans" fo:font-size="14pt" fo:letter-spacing="0.035cm" officeooo:rsid="006cf614" officeooo:paragraph-rsid="006cf614" style:font-size-asian="14pt" style:font-size-complex="14pt"/>
    </style:style>
    <style:style style:name="P78" style:family="paragraph" style:parent-style-name="Standard" style:list-style-name="L4">
      <style:paragraph-properties fo:line-height="115%"/>
      <style:text-properties style:font-name="FreeSans" fo:font-size="14pt" fo:letter-spacing="0.035cm" officeooo:rsid="006e4391" officeooo:paragraph-rsid="006e4391" style:font-size-asian="14pt" style:font-size-complex="14pt"/>
    </style:style>
    <style:style style:name="P79" style:family="paragraph" style:parent-style-name="Standard" style:list-style-name="L4">
      <style:paragraph-properties fo:line-height="115%"/>
      <style:text-properties style:font-name="FreeSans" fo:font-size="14pt" fo:letter-spacing="0.035cm" officeooo:rsid="006eb0af" officeooo:paragraph-rsid="006eb0af" style:font-size-asian="14pt" style:font-size-complex="14pt"/>
    </style:style>
    <style:style style:name="P8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6d2e3" officeooo:paragraph-rsid="0046d2e3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7ae15" officeooo:paragraph-rsid="0047ae15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d81f" officeooo:paragraph-rsid="0048d81f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 style:list-style-name="L3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fa26" officeooo:paragraph-rsid="0048fa26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 style:list-style-name="L5">
      <style:paragraph-properties fo:line-height="115%"/>
      <style:text-properties style:use-window-font-color="true" style:font-name="FreeSans" fo:font-size="14pt" fo:letter-spacing="0.035cm" fo:font-weight="normal" officeooo:rsid="00616c83" officeooo:paragraph-rsid="00616c83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616c83" officeooo:paragraph-rsid="00616c83" style:font-size-asian="14pt" style:font-weight-asian="bold" style:font-size-complex="14pt" style:font-weight-complex="bold"/>
    </style:style>
    <style:style style:name="P86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616c83" officeooo:paragraph-rsid="0064ac39" style:font-size-asian="14pt" style:font-weight-asian="bold" style:font-size-complex="14pt" style:font-weight-complex="bold"/>
    </style:style>
    <style:style style:name="P87" style:family="paragraph" style:parent-style-name="PSI_20_-_20_Normal" style:list-style-name="WW8Num12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88" style:family="paragraph" style:parent-style-name="PSI_20_-_20_Normal" style:list-style-name="WW8Num7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89" style:family="paragraph" style:parent-style-name="PSI_20_-_20_Normal" style:list-style-name="WW8Num7">
      <style:paragraph-properties fo:line-height="115%"/>
      <style:text-properties style:font-name="FreeSans" fo:font-size="14pt" fo:letter-spacing="0.035cm" officeooo:rsid="0057f806" officeooo:paragraph-rsid="00598a96" style:font-size-asian="14pt" style:font-size-complex="14pt"/>
    </style:style>
    <style:style style:name="P90" style:family="paragraph">
      <loext:graphic-properties draw:fill-color="#2c3756"/>
    </style:style>
    <style:style style:name="P9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2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20551"/>
    </style:style>
    <style:style style:name="T2" style:family="text">
      <style:text-properties officeooo:rsid="0030fb1d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5fc73b" style:font-weight-asian="bold" style:font-weight-complex="bold"/>
    </style:style>
    <style:style style:name="T7" style:family="text">
      <style:text-properties fo:font-weight="bold" officeooo:rsid="00616c83" style:font-weight-asian="bold" style:font-weight-complex="bold"/>
    </style:style>
    <style:style style:name="T8" style:family="text">
      <style:text-properties fo:font-weight="bold" officeooo:rsid="0064ac39" style:font-weight-asian="bold" style:font-weight-complex="bold"/>
    </style:style>
    <style:style style:name="T9" style:family="text">
      <style:text-properties officeooo:rsid="002a61b8"/>
    </style:style>
    <style:style style:name="T10" style:family="text">
      <style:text-properties officeooo:rsid="002c475a"/>
    </style:style>
    <style:style style:name="T11" style:family="text">
      <style:text-properties officeooo:rsid="002f1e74"/>
    </style:style>
    <style:style style:name="T12" style:family="text">
      <style:text-properties officeooo:rsid="0038d9ab"/>
    </style:style>
    <style:style style:name="T13" style:family="text">
      <style:text-properties officeooo:rsid="003aa9de"/>
    </style:style>
    <style:style style:name="T14" style:family="text">
      <style:text-properties officeooo:rsid="003cd17a"/>
    </style:style>
    <style:style style:name="T15" style:family="text">
      <style:text-properties officeooo:rsid="003d8133"/>
    </style:style>
    <style:style style:name="T16" style:family="text">
      <style:text-properties officeooo:rsid="003eef37"/>
    </style:style>
    <style:style style:name="T17" style:family="text">
      <style:text-properties officeooo:rsid="0040fc60"/>
    </style:style>
    <style:style style:name="T18" style:family="text">
      <style:text-properties officeooo:rsid="00462042"/>
    </style:style>
    <style:style style:name="T19" style:family="text">
      <style:text-properties officeooo:rsid="004b6073"/>
    </style:style>
    <style:style style:name="T20" style:family="text">
      <style:text-properties officeooo:rsid="004ea01c"/>
    </style:style>
    <style:style style:name="T21" style:family="text">
      <style:text-properties officeooo:rsid="005264da"/>
    </style:style>
    <style:style style:name="T22" style:family="text">
      <style:text-properties officeooo:rsid="0057f806"/>
    </style:style>
    <style:style style:name="T23" style:family="text">
      <style:text-properties officeooo:rsid="005b7a70"/>
    </style:style>
    <style:style style:name="T24" style:family="text">
      <style:text-properties fo:font-weight="normal" officeooo:rsid="005cb321" style:font-weight-asian="normal" style:font-weight-complex="normal"/>
    </style:style>
    <style:style style:name="T25" style:family="text">
      <style:text-properties officeooo:rsid="00616c83"/>
    </style:style>
    <style:style style:name="T26" style:family="text">
      <style:text-properties officeooo:rsid="0064ac39"/>
    </style:style>
    <style:style style:name="T27" style:family="text">
      <style:text-properties officeooo:rsid="006772c4"/>
    </style:style>
    <style:style style:name="T28" style:family="text">
      <style:text-properties officeooo:rsid="00690cf0"/>
    </style:style>
    <style:style style:name="T29" style:family="text">
      <style:text-properties officeooo:rsid="006afbe0"/>
    </style:style>
    <style:style style:name="T30" style:family="text">
      <style:text-properties officeooo:rsid="006e4391"/>
    </style:style>
    <style:style style:name="T31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90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3" draw:name="Shape2" draw:style-name="gr4" draw:text-style-name="P90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38">Plan de pruebas</text:p>
      <text:p text:style-name="P36"><draw:frame draw:style-name="fr2" draw:name="Image1" text:anchor-type="as-char" svg:width="14.6cm" svg:height="6.6cm" draw:z-index="15"><draw:image xlink:href="Pictures/1000020100000226000000FA9C3F27F97A3CB667.png" xlink:type="simple" xlink:show="embed" xlink:actuate="onLoad" loext:mime-type="image/png"/></draw:frame></text:p>
      <text:p text:style-name="P37"><text:span text:style-name="T11">Proyecto </text:span><text:span text:style-name="T5">Colibrí</text:span></text:p>
      <text:p text:style-name="P14"/>
      <text:p text:style-name="P18">Asignatura</text:p>
      <text:p text:style-name="P14">Laboratorio de desarrollo de software</text:p>
      <text:p text:style-name="P14"/>
      <text:p text:style-name="P18">Autor</text:p>
      <text:p text:style-name="P17">Cinthia Lima</text:p>
      <text:p text:style-name="P14"/>
      <text:p text:style-name="P18">Fecha de redacción</text:p>
      <text:p text:style-name="P17">5/11/2017</text:p>
      <text:p text:style-name="P63"><draw:custom-shape text:anchor-type="paragraph" draw:z-index="1" draw:name="Shape1" draw:style-name="gr2" draw:text-style-name="P9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93" svg:width="6.501cm" svg:height="18.5cm" svg:x="0.499cm" svg:y="0.75cm"><draw:text-box><text:p text:style-name="P92"><text:span text:style-name="T31">El plan de pruebas es un plan para la administración de la realización de pruebas en el proyecto. Definiendo cuestiones como <text:s/>responsables, calendario y demás cuestiones.</text:span></text:p><text:p text:style-name="P92"><text:span text:style-name="T31">Este plan esta contemplado dentro del plan SQA de calidad para este proyecto.</text:span></text:p></draw:text-box></draw:frame></text:p>
      <text:p text:style-name="P64">Índice</text:p>
      <text:p text:style-name="P15"/>
      <text:p text:style-name="P15">Aquí va el índice <text:span text:style-name="T9">(se debería insertar al final)</text:span>.</text:p>
      <text:p text:style-name="P65">Plan de pruebas</text:p>
      <text:p text:style-name="P16"/>
      <text:p text:style-name="P40">Introducción</text:p>
      <text:p text:style-name="P28">Este plan de pruebas tendrá como meta probar varias de las funcionalidades del sistema Colibrí, <text:span text:style-name="T15">para garantizar su correcto funcionamiento</text:span>. <text:span text:style-name="T16">Se realizarán pruebas de verificación, correspondencia entre las funcionalidades ofrecidas por nuestro sistema y pruebas de validación en donde el usuario nos tendrá que contar su satisfacción con el sistema.</text:span></text:p>
      <text:p text:style-name="P28">Con este plan se seleccionan y se coordinan las actividades para asegurar la calidad del software durante el ciclo de vida del proyecto y aún después al ser entregado al cliente.</text:p>
      <text:p text:style-name="P26"/>
      <text:p text:style-name="P40">Definición de objetivos</text:p>
      <text:p text:style-name="P29">Las <text:span text:style-name="T17">pruebas a realizarse tiene como objetivo encontrar errores para así mejorar la calidad de nuestro producto y entregarlo libre de defectos:</text:span></text:p>
      <text:list xml:id="list1740710849" text:style-name="L1">
        <text:list-item>
          <text:p text:style-name="P67">Falta de correspondencia con el diseño</text:p>
        </text:list-item>
        <text:list-item>
          <text:p text:style-name="P67">Falta de correspondencia con el análisis</text:p>
        </text:list-item>
        <text:list-item>
          <text:p text:style-name="P67">Introducidos por el programador</text:p>
        </text:list-item>
        <text:list-item>
          <text:p text:style-name="P67">Omisiones en el código</text:p>
        </text:list-item>
        <text:list-item>
          <text:p text:style-name="P68">Interfaz inadecuada (botones sin funcionalidad, ortografía, etiquetas, etc)</text:p>
        </text:list-item>
      </text:list>
      <text:p text:style-name="P30">Si bien se van a realizar pruebas que involucren las cuestiones mencionadas anteriormente <text:span text:style-name="T18">el equipo va a trabajar con la calidad en la cabeza para que las pruebas resulten lo más exitosas posibles, sin encontrar muchos errores.</text:span></text:p>
      <text:p text:style-name="P48"/>
      <text:p text:style-name="P27"/>
      <text:p text:style-name="P40"><text:soft-page-break/>Propósitos de la evaluación de pruebas</text:p>
      <text:p text:style-name="P55">Motivadores de la prueba</text:p>
      <text:p text:style-name="P51">A continuación se nombraran los principales factores por los que se creo este plan:</text:p>
      <text:list xml:id="list990778162" text:style-name="L2">
        <text:list-item>
          <text:p text:style-name="P80">Requerimientos del sistema (Funcionales y no funcionales)</text:p>
        </text:list-item>
        <text:list-item>
          <text:p text:style-name="P81">Cambios en los requerimientos</text:p>
        </text:list-item>
        <text:list-item>
          <text:p text:style-name="P81">Diseño de la GUI</text:p>
        </text:list-item>
        <text:list-item>
          <text:p text:style-name="P81">Funcionalidad correcta de botones de GUI</text:p>
        </text:list-item>
        <text:list-item>
          <text:p text:style-name="P81">Envió de información correcta y a la persona adecuada</text:p>
        </text:list-item>
        <text:list-item>
          <text:p text:style-name="P82">Creación exitosa de formularios</text:p>
        </text:list-item>
      </text:list>
      <text:p text:style-name="P52"/>
      <text:p text:style-name="P40">Objetos a ser evaluados</text:p>
      <text:p text:style-name="P52">Componentes del software que serán evaluados:</text:p>
      <text:list xml:id="list3108616962" text:style-name="L3">
        <text:list-item>
          <text:p text:style-name="P83">Componentes de interfaz:</text:p>
          <text:list>
            <text:list-item>
              <text:p text:style-name="P83">Campos de texto</text:p>
            </text:list-item>
            <text:list-item>
              <text:p text:style-name="P83">Etiquetas</text:p>
            </text:list-item>
            <text:list-item>
              <text:p text:style-name="P83">Botones</text:p>
            </text:list-item>
            <text:list-item>
              <text:p text:style-name="P83">Opciones (Checkbox)</text:p>
            </text:list-item>
            <text:list-item>
              <text:p text:style-name="P83">Tablas</text:p>
            </text:list-item>
          </text:list>
        </text:list-item>
        <text:list-item>
          <text:p text:style-name="P83">Componentes del sistema:</text:p>
          <text:list>
            <text:list-item>
              <text:p text:style-name="P83">Formulario</text:p>
            </text:list-item>
            <text:list-item>
              <text:p text:style-name="P83">Gestor de formulario</text:p>
            </text:list-item>
            <text:list-item>
              <text:p text:style-name="P83">Usuario</text:p>
            </text:list-item>
            <text:list-item>
              <text:p text:style-name="P83">Informe</text:p>
            </text:list-item>
            <text:list-item>
              <text:p text:style-name="P83">Campos de Formulario</text:p>
            </text:list-item>
            <text:list-item>
              <text:p text:style-name="P83">Roles</text:p>
            </text:list-item>
          </text:list>
        </text:list-item>
      </text:list>
      <text:p text:style-name="P50"/>
      <text:p text:style-name="P39"/>
      <text:p text:style-name="P39"/>
      <text:p text:style-name="P49"><text:soft-page-break/>Ámbito de las pruebas</text:p>
      <text:p text:style-name="P56">Dentro del ámbito</text:p>
      <text:p text:style-name="P31">Aquí listaremos las pruebas que verifiquen que el sistema cumple con los requisitos que se <text:span text:style-name="T19">definieron</text:span> como elementales. <text:span text:style-name="T20">Características a ser evaluadas</text:span>:</text:p>
      <text:list xml:id="list119553667" text:style-name="L4">
        <text:list-item>
          <text:p text:style-name="P69">Revisión de correcto funcionamiento de los elementos más importantes de la GUI (<text:span text:style-name="T21">botones, lista desplegables, etc</text:span>)</text:p>
        </text:list-item>
        <text:list-item>
          <text:p text:style-name="P70">Revisión del envió de la respuesta <text:span text:style-name="T23">de</text:span> un formulario a su respectivo email</text:p>
        </text:list-item>
        <text:list-item>
          <text:p text:style-name="P71">Revisión de la correcta creación, eliminación y modificación de un formulario</text:p>
        </text:list-item>
        <text:list-item>
          <text:p text:style-name="P75">Revisión de la correcta creación, eliminación y modificación de los campos <text:span text:style-name="T28">de un formulario</text:span></text:p>
        </text:list-item>
        <text:list-item>
          <text:p text:style-name="P72">Revisión del correcto almacenamiento <text:span text:style-name="T27">y recuperación </text:span>de los campos de un formulario</text:p>
        </text:list-item>
        <text:list-item>
          <text:p text:style-name="P73">Revisión de la correcta creación, eliminación y modificación de un gestor de formulario</text:p>
        </text:list-item>
        <text:list-item>
          <text:p text:style-name="P73">Revisión la la correcta recuperación de datos de formularios para su <text:span text:style-name="T29">envió</text:span></text:p>
        </text:list-item>
        <text:list-item>
          <text:p text:style-name="P76">Revisión de realización de búsquedas</text:p>
        </text:list-item>
        <text:list-item>
          <text:p text:style-name="P76">Revisión de correcta creación de informes</text:p>
        </text:list-item>
        <text:list-item>
          <text:p text:style-name="P77">Revisión de roles de usuario</text:p>
        </text:list-item>
        <text:list-item>
          <text:p text:style-name="P78">Revisión de vista adecuadas para cada usuario</text:p>
        </text:list-item>
        <text:list-item>
          <text:p text:style-name="P79">Revisión de envió de formulario con campos incompletos o sin rellenar campos obligatorios</text:p>
        </text:list-item>
      </text:list>
      <text:p text:style-name="P56">Fuera del ámbito</text:p>
      <text:p text:style-name="P32">Para las pruebas en cuanto a la ortografía de lo presentado al cliente en las interfaces no se van a hacer. Para mantener una ortografía <text:span text:style-name="T22">se va trabajar con ello en la mente a <text:s/>la hora de programar las interfaces web.</text:span></text:p>
      <text:p text:style-name="P19"><text:soft-page-break/></text:p>
      <text:p text:style-name="P41">Lista de ideas de prueba</text:p>
      <text:p text:style-name="P66">Las pruebas serán identificadas siguiendo la técnica de generación de casos de prueba a través de los casos de uso, detallando los siguientes pasos:</text:p>
      <text:p text:style-name="P66"/>
      <text:list xml:id="list4222854562" text:style-name="WW8Num12">
        <text:list-item>
          <text:p text:style-name="P87">Para cada caso de uso, se identifican los posibles caminos, estableciendo los escenarios.</text:p>
        </text:list-item>
        <text:list-item>
          <text:p text:style-name="P87">Para cada uno de los caminos, se identifican los conjuntos de valores de entrada y precondiciones, al igual que el resultado esperado.</text:p>
        </text:list-item>
        <text:list-item>
          <text:p text:style-name="P87">Se hace, a través de una tabla, un resumen por cada caso de uso que muestre los distintos caminos posibles con sus entradas y salidas.</text:p>
        </text:list-item>
      </text:list>
      <text:p text:style-name="P66"/>
      <text:p text:style-name="P66">Los recursos utilizados para la identificación de las pruebas se mencionan a continuación:</text:p>
      <text:p text:style-name="P66"/>
      <text:list xml:id="list477613738" text:style-name="WW8Num7">
        <text:list-item>
          <text:p text:style-name="P88">El documento de especificación de requerimientos del software.</text:p>
        </text:list-item>
        <text:list-item>
          <text:p text:style-name="P88">Generación de pruebas de sistema a partir de la especificación funcional.</text:p>
        </text:list-item>
        <text:list-item>
          <text:p text:style-name="P88">Mejora de la calidad de los requisitos mediante la generación de pruebas.</text:p>
        </text:list-item>
        <text:list-item>
          <text:p text:style-name="P89">Especificación e implementación de casos de prueba.</text:p>
        </text:list-item>
      </text:list>
      <text:p text:style-name="P19"/>
      <text:p text:style-name="P41">Enfoque de las pruebas</text:p>
      <text:p text:style-name="P33">El enfoque de la pruebas se va a ver descripto por los tipos de pruebas que se van a realizar:</text:p>
      <text:list xml:id="list2614717366" text:style-name="L5">
        <text:list-item>
          <text:p text:style-name="P74">Pruebas de función</text:p>
        </text:list-item>
        <text:list-item>
          <text:p text:style-name="P74">Pruebas de Interfaces de usuarios</text:p>
        </text:list-item>
        <text:list-item>
          <text:p text:style-name="P74">Pruebas de datos e integridad de Base de datos</text:p>
        </text:list-item>
        <text:list-item>
          <text:p text:style-name="P74">Pruebas de Seguridad y Control de Acceso</text:p>
        </text:list-item>
        <text:list-item>
          <text:p text:style-name="P74"><text:soft-page-break/>Pruebas de Instalación</text:p>
        </text:list-item>
      </text:list>
      <text:p text:style-name="P19"/>
      <text:p text:style-name="P34"><text:span text:style-name="T4">TP</text:span><text:span text:style-name="T6">O1-F</text:span><text:span text:style-name="T4">:</text:span> Pruebas de funció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Objetivo:</text:p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Descripción: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Técnicas: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Fases: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Entorno de prueba: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Hardware: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Software: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Configuración: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Criterios de éxito: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Consideraciones especiales:</text:p>
          </table:table-cell>
          <table:table-cell table:style-name="Table1.B2" office:value-type="string">
            <text:p text:style-name="P7"/>
          </table:table-cell>
        </table:table-row>
      </table:table>
      <text:p text:style-name="P19"/>
      <text:p text:style-name="P35"><text:span text:style-name="T4">TP0</text:span><text:span text:style-name="T6">2-</text:span><text:span text:style-name="T8">G</text:span><text:span text:style-name="T4">: </text:span><text:span text:style-name="T24">Pruebas de Interfaces de usuarios 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Objetivo:</text:p>
          </table:table-cell>
          <table:table-cell table:style-name="Table4.B1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Descripción: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Técnicas: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Fases: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Entorno de prueba: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Hardware: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Software: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Configuración: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Criterios de éxito: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9">Consideraciones <text:soft-page-break/>especiales:</text:p>
          </table:table-cell>
          <table:table-cell table:style-name="Table4.B2" office:value-type="string">
            <text:p text:style-name="P11"/>
          </table:table-cell>
        </table:table-row>
      </table:table>
      <text:list xml:id="list112824634284025" text:continue-numbering="true" text:style-name="L5">
        <text:list-header>
          <text:p text:style-name="P84"/>
        </text:list-header>
      </text:list>
      <text:p text:style-name="P53"><text:span text:style-name="T7">TP03-B</text:span><text:span text:style-name="T25">: </text:span>Pruebas de datos e integridad de Base de dato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Objetivo:</text:p>
          </table:table-cell>
          <table:table-cell table:style-name="Table5.B1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Descripción: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Técnicas: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Fases: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Entorno de prueba: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Hardware: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Software: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Configuración: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Criterios de éxito: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9">Consideraciones especiales:</text:p>
          </table:table-cell>
          <table:table-cell table:style-name="Table5.B2" office:value-type="string">
            <text:p text:style-name="P11"/>
          </table:table-cell>
        </table:table-row>
      </table:table>
      <text:p text:style-name="P85"/>
      <text:p text:style-name="P53"><text:span text:style-name="T7">TP04-S</text:span><text:span text:style-name="T25">: </text:span>Pruebas de Seguridad y Control de Acceso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Objetivo:</text:p>
          </table:table-cell>
          <table:table-cell table:style-name="Table6.B1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Descripción: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Técnicas: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Fases: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Entorno de prueba: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Hardware: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Software: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Configuración: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Criterios de éxito:</text:p>
          </table:table-cell>
          <table:table-cell table:style-name="Table6.B2" office:value-type="string">
            <text:p text:style-name="P11"/>
          </table:table-cell>
        </table:table-row>
        <text:soft-page-break/>
        <table:table-row>
          <table:table-cell table:style-name="Table6.A2" office:value-type="string">
            <text:p text:style-name="P9">Consideraciones especiales:</text:p>
          </table:table-cell>
          <table:table-cell table:style-name="Table6.B2" office:value-type="string">
            <text:p text:style-name="P11"/>
          </table:table-cell>
        </table:table-row>
      </table:table>
      <text:p text:style-name="P86"/>
      <text:p text:style-name="P54"><text:span text:style-name="T7">TP04-</text:span><text:span text:style-name="T8">I</text:span><text:span text:style-name="T25">: </text:span>Pruebas de <text:span text:style-name="T26">instalación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Objetivo:</text:p>
          </table:table-cell>
          <table:table-cell table:style-name="Table7.B1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Descripción: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Técnicas: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Fases: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Entorno de prueba: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Hardware: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Software: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Configuración: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Criterios de éxito: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Consideraciones especiales:</text:p>
          </table:table-cell>
          <table:table-cell table:style-name="Table7.B2" office:value-type="string">
            <text:p text:style-name="P12"/>
          </table:table-cell>
        </table:table-row>
      </table:table>
      <text:p text:style-name="P43"/>
      <text:p text:style-name="P42">Herramientas para las pruebas</text:p>
      <text:p text:style-name="P57">Software</text:p>
      <text:p text:style-name="P20">Acá va <text:span text:style-name="T10">más</text:span> contenido.</text:p>
      <text:p text:style-name="P20"><text:span text:style-name="T26">PHPUnit</text:span>→<text:span text:style-name="T26"> </text:span>https://phpunit.de/</text:p>
      <text:p text:style-name="P20"/>
      <text:p text:style-name="P58">Hardware</text:p>
      <text:p text:style-name="P21">Acá va <text:span text:style-name="T10">más</text:span> contenido.</text:p>
      <text:p text:style-name="P21"/>
      <text:p text:style-name="P44">Casos de pruebas</text:p>
      <text:p text:style-name="P21"><text:span text:style-name="T12">→ Ver anexo “Casos de prueba”</text:span>.</text:p>
      <text:p text:style-name="P45"/>
      <text:p text:style-name="P45"><text:soft-page-break/></text:p>
      <text:p text:style-name="P45"/>
      <text:p text:style-name="P46">Prioridades</text:p>
      <text:p text:style-name="P59">Casos de prueba por características de prioridad</text:p>
      <text:p text:style-name="P22">Acá va <text:span text:style-name="T10">más</text:span> contenido.</text:p>
      <text:p text:style-name="P21"/>
      <text:p text:style-name="P60">Casos de prueba por prioridad <text:span text:style-name="T13">de caso de uso</text:span></text:p>
      <text:p text:style-name="P23">Acá va <text:span text:style-name="T10">más</text:span> contenido.</text:p>
      <text:p text:style-name="P23"/>
      <text:p text:style-name="P47">Entregables</text:p>
      <text:p text:style-name="P61">Lista de entregables de pruebas</text:p>
      <text:p text:style-name="P24">Acá va <text:span text:style-name="T10">más</text:span> contenido.</text:p>
      <text:p text:style-name="P24"/>
      <text:p text:style-name="P61">Ficha: Escenarios por caso de uso</text:p>
      <text:p text:style-name="P24">Acá va <text:span text:style-name="T10">más</text:span> contenido.</text:p>
      <text:p text:style-name="P24"/>
      <text:p text:style-name="P62">Ficha: <text:span text:style-name="T14">Resumen de Ciclos de Prueba</text:span></text:p>
      <text:p text:style-name="P25">Acá va <text:span text:style-name="T10">más</text:span> contenido.</text:p>
      <text:p text:style-name="P25"/>
      <text:p text:style-name="P62">Ficha: <text:span text:style-name="T14">Matriz de trazabilidad</text:span></text:p>
      <text:p text:style-name="P25">Acá va <text:span text:style-name="T10">más</text:span> conten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SI_20_-_20_Normal" style:display-name="PSI - Normal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s" fo:country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20551"/>
    </style:style>
    <style:style style:name="MT2" style:family="text">
      <style:text-properties officeooo:rsid="0030fb1d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UEBAS — </text:span>PÁGINA <text:page-number text:select-page="current">6</text:page-number><text:s/>DE <text:page-count>11</text:page-count></text:p>
      </style:header>
      <style:header-first>
        <text:p text:style-name="MP2"><text:span text:style-name="MT2">PLAN DE PRUEBAS — </text:span>PÁGINA <text:page-number text:select-page="current">1</text:page-number><text:s/>DE <text:page-count>11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2"><draw:image xlink:href="Pictures/1000020100000037000000400C82092C82EC34DB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4"><draw:image xlink:href="Pictures/100002010000003700000040D1208640B59689E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07T10:45:05.783788241</dc:date>
    <meta:editing-duration>PT5H24M23S</meta:editing-duration>
    <meta:editing-cycles>65</meta:editing-cycles>
    <meta:generator>LibreOffice/5.4.1.2$Linux_X86_64 LibreOffice_project/ea7cb86e6eeb2bf3a5af73a8f7777ac570321527</meta:generator>
    <meta:document-statistic meta:table-count="7" meta:image-count="3" meta:object-count="0" meta:page-count="11" meta:paragraph-count="169" meta:word-count="962" meta:character-count="5974" meta:non-whitespace-character-count="5221"/>
  </office:meta>
</office:document-meta>
</file>